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Chicken_glazed" xlink:type="simple">Chicken glazed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Rohu_fish_curry" xlink:type="simple">Rohu fish curry</text:a></text:p>
          </table:table-cell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/sesame oil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cken glaze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crush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<text:s/>2 garlic clo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ason chicken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Oil, Onion | golden brown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Garlic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 | till break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ugar,chilli, soy-sauce till thic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ter ¼ cup till simm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k Chicken Drumsticks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utter Topp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Rohu fish curry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rinate 🐟️ with salt,turmeric &amp; lem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2 garlic cloves (&amp; ginger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Chili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lice onions, puree 2 tomatoes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Oil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Onions |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Garlic,Ging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 | till brea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alt + sug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Fish | low hea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water | simmer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Garnish 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ponge Cak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elt ½ cup but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ift 180g flour,1 pinch salt, 1tsp baking powd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Grease rack with oil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¼ cup curd whisk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¾ cup Sugar,vanilla extrc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tsp baking soda and mix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x till ev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x till flowy (add water) – don’t overmix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team 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888">
          <table:table-cell/>
          <table:table-cell table:style-name="ce9"/>
          <table:table-cell table:number-columns-repeated="3"/>
        </table:table-row>
        <table:table-row table:style-name="ro1" table:number-rows-repeated="1047553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29 Sheet1.B131:Sheet1.B1022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Chicken_glazed" table:base-cell-address="$Sheet1.$B$93" table:cell-range-address="$Sheet1.$B$93:.$D$93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Rohu_fish_curry" table:base-cell-address="$Sheet1.$B$107" table:cell-range-address="$Sheet1.$B$107:.$D$107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  <table:database-range table:name="__Anonymous_Sheet_DB__0" table:target-range-address="Sheet1.A2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5:46:53.176879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5-25T16:04:56.340369594</dc:date>
    <meta:editing-duration>PT6H52M17S</meta:editing-duration>
    <meta:editing-cycles>130</meta:editing-cycles>
    <meta:document-statistic meta:table-count="2" meta:cell-count="265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